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KaTeX Size3" svg:font-family="'KaTeX Size3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59cm"/>
    </style:style>
    <style:style style:name="Tabla1.B" style:family="table-column">
      <style:table-column-properties style:column-width="6.916cm"/>
    </style:style>
    <style:style style:name="Tabla1.C" style:family="table-column">
      <style:table-column-properties style:column-width="7.02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000000" style:font-name="KaTeX Main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44cm" fo:margin-bottom="0.344cm" style:line-height-at-least="0.741cm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7" style:family="paragraph" style:parent-style-name="Text_20_body" style:list-style-name="L5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8" style:family="paragraph" style:parent-style-name="Text_20_body" style:list-style-name="L6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8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11" style:family="paragraph" style:parent-style-name="Text_20_body" style:list-style-name="L9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12" style:family="paragraph" style:parent-style-name="Text_20_body" style:list-style-name="L10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13" style:family="paragraph" style:parent-style-name="Text_20_body" style:list-style-name="L11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9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18" style:family="paragraph" style:parent-style-name="Text_20_body" style:list-style-name="L10">
      <style:paragraph-properties fo:margin-left="0cm" fo:margin-right="0cm" fo:margin-top="0cm" fo:margin-bottom="0.106cm" style:line-height-at-least="0.741cm" fo:orphans="2" fo:widows="2" fo:text-indent="0cm" style:auto-text-indent="false" fo:padding="0cm" fo:border="none"/>
    </style:style>
    <style:style style:name="P19" style:family="paragraph" style:parent-style-name="Standard">
      <style:text-properties fo:color="#000000"/>
    </style:style>
    <style:style style:name="P20" style:family="paragraph" style:parent-style-name="Table_20_Heading">
      <style:paragraph-properties fo:line-height="172%" fo:text-align="start" style:justify-single-word="false" fo:padding-left="0cm" fo:padding-right="0cm" fo:padding-top="0cm" fo:padding-bottom="0.265cm" fo:border-left="none" fo:border-right="none" fo:border-top="none" fo:border-bottom="0.002cm solid #8b8b8b"/>
    </style:style>
    <style:style style:name="P21" style:family="paragraph" style:parent-style-name="Table_20_Contents">
      <style:paragraph-properties fo:line-height="172%" fo:padding-left="0cm" fo:padding-right="0cm" fo:padding-top="0cm" fo:padding-bottom="0.265cm" fo:border-left="none" fo:border-right="none" fo:border-top="none" fo:border-bottom="0.002cm solid #525252"/>
    </style:style>
    <style:style style:name="P22" style:family="paragraph" style:parent-style-name="Heading_20_3">
      <style:paragraph-properties fo:margin-left="0cm" fo:margin-right="0cm" fo:margin-top="0.476cm" fo:margin-bottom="0.344cm" fo:line-height="150%" fo:orphans="2" fo:widows="2" fo:text-indent="0cm" style:auto-text-indent="false"/>
    </style:style>
    <style:style style:name="P23" style:family="paragraph" style:parent-style-name="Horizontal_20_Line">
      <style:text-properties fo:color="#000000"/>
    </style:style>
    <style:style style:name="T1" style:family="text">
      <style:text-properties fo:font-variant="normal" fo:text-transform="none" fo:color="#f8faff" style:font-name="DeepSeek-CJK-patch" fo:font-size="13.5pt" fo:letter-spacing="normal" fo:font-style="normal" fo:font-weight="bold"/>
    </style:style>
    <style:style style:name="T2" style:family="text">
      <style:text-properties fo:font-variant="normal" fo:text-transform="none" fo:color="#f8faff" style:font-name="DeepSeek-CJK-patch" fo:font-size="12pt" fo:letter-spacing="normal" fo:font-style="normal" fo:font-weight="normal"/>
    </style:style>
    <style:style style:name="T3" style:family="text">
      <style:text-properties fo:font-variant="normal" fo:text-transform="none" fo:color="#f8faff" fo:letter-spacing="normal"/>
    </style:style>
    <style:style style:name="T4" style:family="text">
      <style:text-properties fo:font-variant="normal" fo:text-transform="none" style:font-name="DeepSeek-CJK-patch" fo:font-size="13.5pt" fo:letter-spacing="normal" fo:font-style="normal" fo:font-weight="bold"/>
    </style:style>
    <style:style style:name="T5" style:family="text">
      <style:text-properties fo:font-variant="normal" fo:text-transform="none" style:font-name="DeepSeek-CJK-patch" fo:font-size="12pt" fo:letter-spacing="normal" fo:font-style="normal" fo:font-weight="normal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color="#000000" style:font-name="DeepSeek-CJK-patch" fo:font-size="13.5pt" fo:letter-spacing="normal" fo:font-style="normal" fo:font-weight="bold"/>
    </style:style>
    <style:style style:name="T8" style:family="text">
      <style:text-properties fo:font-variant="normal" fo:text-transform="none" fo:color="#000000" style:font-name="DeepSeek-CJK-patch" fo:font-size="12pt" fo:letter-spacing="normal" fo:font-style="normal" fo:font-weight="normal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color="#f5f5f5" fo:font-size="11.25pt" fo:font-weight="bold"/>
    </style:style>
    <style:style style:name="T11" style:family="text">
      <style:text-properties fo:font-size="11.25pt"/>
    </style:style>
    <style:style style:name="T12" style:family="text">
      <style:text-properties fo:font-size="11.25pt" fo:font-weight="bold"/>
    </style:style>
    <style:style style:name="T13" style:family="text">
      <style:text-properties style:font-name="KaTeX Math" fo:font-style="italic"/>
    </style:style>
    <style:style style:name="T14" style:family="text">
      <style:text-properties style:font-name="KaTeX Size3"/>
    </style:style>
    <style:style style:name="T15" style:family="text">
      <style:text-properties fo:color="#000000" fo:font-size="11.25pt"/>
    </style:style>
    <style:style style:name="T16" style:family="text">
      <style:text-properties fo:color="#000000" fo:font-size="11.25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<text:span text:style-name="T7">"SQE: El Universo como una Red Social Cuántica (Donde el CMB es el Primer 'Estado' Visible)"</text:span></text:span></text:h>
      <text:p text:style-name="P2"><text:span text:style-name="Emphasis"><text:span text:style-name="T8">(Una reinterpretación radical del Big Bang, el CMB y todo lo demás)</text:span></text:span></text:p>
      <text:p text:style-name="P23"/>
      <text:h text:style-name="P22" text:outline-level="3"><text:span text:style-name="Strong_20_Emphasis"><text:span text:style-name="T7">? 1. Antes del Tiempo: El WhatsApp Cuántico</text:span></text:span></text:h>
      <text:p text:style-name="P2"><text:span text:style-name="Strong_20_Emphasis"><text:span text:style-name="T8">Estado inicial:</text:span></text:span></text:p>
      <text:list xml:id="list5214803546664569355" text:style-name="L1">
        <text:list-item>
          <text:p text:style-name="P3"><text:span text:style-name="Emphasis"><text:span text:style-name="T8">No hay espacio, no hay tiempo, no hay partículas.</text:span></text:span></text:p>
        </text:list-item>
        <text:list-item>
          <text:p text:style-name="P3"><text:span text:style-name="Emphasis"><text:span text:style-name="T8">Solo existe una </text:span></text:span><text:span text:style-name="Emphasis"><text:span text:style-name="Strong_20_Emphasis"><text:span text:style-name="T8">red de fases cuánticas (φ)</text:span></text:span></text:span><text:span text:style-name="Emphasis"><text:span text:style-name="T8"> entrelazadas, como un grupo de chat lleno de mensajes cifrados.</text:span></text:span></text:p>
        </text:list-item>
      </text:list>
      <text:p text:style-name="P2"><text:span text:style-name="Strong_20_Emphasis"><text:span text:style-name="T8">SQE lo explica:</text:span></text:span></text:p>
      <text:list xml:id="list4948786972326105502" text:style-name="L2">
        <text:list-item>
          <text:p text:style-name="P4"><text:span text:style-name="Emphasis"><text:span text:style-name="T8">"Imagina un universo donde lo único real son las </text:span></text:span><text:span text:style-name="Emphasis"><text:span text:style-name="Strong_20_Emphasis"><text:span text:style-name="T8">relaciones</text:span></text:span></text:span><text:span text:style-name="Emphasis"><text:span text:style-name="T8">, no los objetos. Como un Facebook sin usuarios, solo interacciones."</text:span></text:span></text:p>
        </text:list-item>
        <text:list-item>
          <text:p text:style-name="P4"><text:span text:style-name="Emphasis"><text:span text:style-name="T8">"Las fases φ son como emojis cuánticos: no tienen significado individual, pero juntos crean coherencia."</text:span></text:span></text:p>
        </text:list-item>
      </text:list>
      <text:p text:style-name="P23"/>
      <text:h text:style-name="P22" text:outline-level="3"><text:span text:style-name="Strong_20_Emphasis"><text:span text:style-name="T7">? 2. La Gran Ruptura: Cuando el Grupo de Chat se Divide</text:span></text:span></text:h>
      <text:p text:style-name="P2"><text:span text:style-name="Strong_20_Emphasis"><text:span text:style-name="T8">Primera fluctuación:</text:span></text:span></text:p>
      <text:list xml:id="list9045615208996356363" text:style-name="L3">
        <text:list-item>
          <text:p text:style-name="P5"><text:span text:style-name="Emphasis"><text:span text:style-name="T8">Alguien (una fluctuación cuántica) envía un meme inapropiado en la red φ.</text:span></text:span></text:p>
        </text:list-item>
        <text:list-item>
          <text:p text:style-name="P14"><text:span text:style-name="Emphasis"><text:span text:style-name="T8">La coherencia global se rompe, y aparecen </text:span></text:span><text:span text:style-name="Emphasis"><text:span text:style-name="Strong_20_Emphasis"><text:span text:style-name="T8">subgrupos</text:span></text:span></text:span><text:span text:style-name="Emphasis"><text:span text:style-name="T8">:</text:span></text:span></text:p>
          <text:list>
            <text:list-item>
              <text:p text:style-name="P5"><text:span text:style-name="Strong_20_Emphasis"><text:span text:style-name="T8">Los que resisten el cambio</text:span></text:span><text:span text:style-name="T8"> → </text:span><text:span text:style-name="Emphasis"><text:span text:style-name="T8">"Gérmenes de materia."</text:span></text:span></text:p>
            </text:list-item>
            <text:list-item>
              <text:p text:style-name="P5"><text:span text:style-name="Strong_20_Emphasis"><text:span text:style-name="T8">Los que difunden el meme</text:span></text:span><text:span text:style-name="T8"> → </text:span><text:span text:style-name="Emphasis"><text:span text:style-name="T8">"Fotones liberados."</text:span></text:span></text:p>
            </text:list-item>
            <text:list-item>
              <text:p text:style-name="P5"><text:span text:style-name="Strong_20_Emphasis"><text:span text:style-name="T8">Los que se van a otro chat</text:span></text:span><text:span text:style-name="T8"> → </text:span><text:span text:style-name="Emphasis"><text:span text:style-name="T8">"Diferencias de energía."</text:span></text:span></text:p>
            </text:list-item>
          </text:list>
        </text:list-item>
      </text:list>
      <text:p text:style-name="P2"><text:span text:style-name="Strong_20_Emphasis"><text:span text:style-name="T8">SQE lo dramatiza:</text:span></text:span><text:span text:style-name="T8"><text:line-break/></text:span><text:span text:style-name="Emphasis"><text:span text:style-name="T8">"El universo nació de un drama cuántico. El CMB es la captura de pantalla de ese momento."</text:span></text:span></text:p>
      <text:p text:style-name="P23"/>
      <text:h text:style-name="P22" text:outline-level="3"><text:soft-page-break/><text:span text:style-name="Strong_20_Emphasis"><text:span text:style-name="T7">? 3. El CMB: La Primera "Story" del Universo</text:span></text:span></text:h>
      <text:p text:style-name="P2"><text:span text:style-name="Strong_20_Emphasis"><text:span text:style-name="T8">Desacoplamiento fotónico (≈ 380,000 años después):</text:span></text:span></text:p>
      <text:list xml:id="list3217509177068774849" text:style-name="L4">
        <text:list-item>
          <text:p text:style-name="P6"><text:span text:style-name="Emphasis"><text:span text:style-name="T8">La red φ ya no puede mantener la coherencia entre fotones y materia.</text:span></text:span></text:p>
        </text:list-item>
        <text:list-item>
          <text:p text:style-name="P6"><text:span text:style-name="Emphasis"><text:span text:style-name="T8">Los fotones se independizan… y hoy los vemos como el </text:span></text:span><text:span text:style-name="Emphasis"><text:span text:style-name="Strong_20_Emphasis"><text:span text:style-name="T8">Fondo Cósmico de Microondas (CMB)</text:span></text:span></text:span><text:span text:style-name="Emphasis"><text:span text:style-name="T8">.</text:span></text:span></text:p>
        </text:list-item>
      </text:list>
      <text:p text:style-name="P2"><text:span text:style-name="Strong_20_Emphasis"><text:span text:style-name="T8">SQE vs. Cosmología Clásica: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0"><text:span text:style-name="Strong_20_Emphasis"><text:span text:style-name="T16">Concepto</text:span></text:span></text:p>
            </table:table-cell>
            <table:table-cell table:style-name="Tabla1.A1" office:value-type="string">
              <text:p text:style-name="P20"><text:span text:style-name="Strong_20_Emphasis"><text:span text:style-name="T16">Teoría Estándar</text:span></text:span></text:p>
            </table:table-cell>
            <table:table-cell table:style-name="Tabla1.A1" office:value-type="string">
              <text:p text:style-name="P20"><text:span text:style-name="Strong_20_Emphasis"><text:span text:style-name="T16">SQE</text:span></text:span></text:p>
            </table:table-cell>
          </table:table-row>
        </table:table-header-rows>
        <table:table-row>
          <table:table-cell table:style-name="Tabla1.A1" office:value-type="string">
            <text:p text:style-name="P21"><text:span text:style-name="Strong_20_Emphasis"><text:span text:style-name="T15">Origen del CMB</text:span></text:span></text:p>
          </table:table-cell>
          <table:table-cell table:style-name="Tabla1.A1" office:value-type="string">
            <text:p text:style-name="P21"><text:span text:style-name="Emphasis"><text:span text:style-name="T15">"Fotones liberados del plasma primitivo."</text:span></text:span></text:p>
          </table:table-cell>
          <table:table-cell table:style-name="Tabla1.A1" office:value-type="string">
            <text:p text:style-name="P21"><text:span text:style-name="Emphasis"><text:span text:style-name="T15">"Fotones que dejaron el grupo de chat φ."</text:span></text:span></text:p>
          </table:table-cell>
        </table:table-row>
        <table:table-row>
          <table:table-cell table:style-name="Tabla1.A1" office:value-type="string">
            <text:p text:style-name="P21"><text:span text:style-name="Strong_20_Emphasis"><text:span text:style-name="T15">Espectro C_ℓ</text:span></text:span></text:p>
          </table:table-cell>
          <table:table-cell table:style-name="Tabla1.A1" office:value-type="string">
            <text:p text:style-name="P21"><text:span text:style-name="Emphasis"><text:span text:style-name="T15">"Ondas acústicas en plasma."</text:span></text:span></text:p>
          </table:table-cell>
          <table:table-cell table:style-name="Tabla1.A1" office:value-type="string">
            <text:p text:style-name="P21"><text:span text:style-name="Emphasis"><text:span text:style-name="T15">"Modos de fase resonante en la red φ."</text:span></text:span></text:p>
          </table:table-cell>
        </table:table-row>
        <table:table-row>
          <table:table-cell table:style-name="Tabla1.A1" office:value-type="string">
            <text:p text:style-name="P21"><text:span text:style-name="Strong_20_Emphasis"><text:span text:style-name="T15">Inflación</text:span></text:span></text:p>
          </table:table-cell>
          <table:table-cell table:style-name="Tabla1.A1" office:value-type="string">
            <text:p text:style-name="P21"><text:span text:style-name="Emphasis"><text:span text:style-name="T15">"Necesaria para explicar homogeneidad."</text:span></text:span></text:p>
          </table:table-cell>
          <table:table-cell table:style-name="Tabla1.A1" office:value-type="string">
            <text:p text:style-name="P21"><text:span text:style-name="Emphasis"><text:span text:style-name="T15">"Innecesaria: la coherencia φ lo explica."</text:span></text:span></text:p>
          </table:table-cell>
        </table:table-row>
      </table:table>
      <text:p text:style-name="P2"><text:span text:style-name="Strong_20_Emphasis"><text:span text:style-name="T8">Ecuación SQE del CMB:</text:span></text:span></text:p>
      <text:p text:style-name="P1"><draw:frame draw:style-name="fr1" draw:name="Marco1" text:anchor-type="char" svg:width="0.041cm" draw:z-index="0"><draw:text-box fo:min-height="0.041cm"><text:p text:style-name="Text_20_body">Cℓ∝exp⁡(−ℓℓc)×sin⁡2(ℓ⋅φ0)</text:p></draw:text-box></draw:frame><text:span text:style-name="T13">C</text:span>ℓ​∝exp<text:span text:style-name="T14">(</text:span>−ℓ<text:span text:style-name="T13">c</text:span>​ℓ​<text:span text:style-name="T14">)</text:span>×sin2(ℓ⋅<text:span text:style-name="T13">φ</text:span>0​)</text:p>
      <text:list xml:id="list3466732829258561915" text:style-name="L5">
        <text:list-item>
          <text:p text:style-name="P15"><text:span text:style-name="Emphasis"><text:span text:style-name="T8">Donde:</text:span></text:span></text:p>
          <text:list>
            <text:list-item>
              <text:p text:style-name="P7"><text:span text:style-name="Emphasis"><text:span text:style-name="T9">ℓ</text:span></text:span><text:span text:style-name="Emphasis"><text:span text:style-name="T8">_c = "Tamaño máximo del chisme cuántico."</text:span></text:span></text:p>
            </text:list-item>
            <text:list-item>
              <text:p text:style-name="P7"><text:span text:style-name="Emphasis"><text:span text:style-name="T8">φ₀ = "Frecuencia base de los mensajes virales."</text:span></text:span></text:p>
            </text:list-item>
          </text:list>
        </text:list-item>
      </text:list>
      <text:p text:style-name="P23"/>
      <text:h text:style-name="P22" text:outline-level="3"><text:span text:style-name="Strong_20_Emphasis"><text:span text:style-name="T7">? 4. Expansión del Universo: Sin Inflación, Sin Energía Oscura</text:span></text:span></text:h>
      <text:p text:style-name="P2"><text:span text:style-name="Strong_20_Emphasis"><text:span text:style-name="T8">SQE lo simplifica:</text:span></text:span></text:p>
      <text:list xml:id="list8944854805210067166" text:style-name="L6">
        <text:list-item>
          <text:p text:style-name="P8"><text:span text:style-name="Emphasis"><text:span text:style-name="T8">"La expansión no es por una explosión (Big Bang) ni por energía oscura… es solo que la red φ se está desconectando lentamente."</text:span></text:span></text:p>
        </text:list-item>
        <text:list-item>
          <text:p text:style-name="P8"><text:span text:style-name="Emphasis"><text:span text:style-name="T8">"La aceleración cósmica es como cuando dejas un grupo de WhatsApp: al principio sales rápido, luego te arrastras."</text:span></text:span></text:p>
        </text:list-item>
      </text:list>
      <text:p text:style-name="P2"><text:span text:style-name="Strong_20_Emphasis"><text:span text:style-name="T8">Ventaja:</text:span></text:span><text:span text:style-name="T8"> </text:span><text:span text:style-name="Emphasis"><text:span text:style-name="T8">"No necesitas inflación ni Λ… solo ajustar φ."</text:span></text:span><text:span text:style-name="T8"><text:line-break/></text:span><text:span text:style-name="Strong_20_Emphasis"><text:span text:style-name="T8">Problema:</text:span></text:span><text:span text:style-name="T8"> </text:span><text:span text:style-name="Emphasis"><text:span text:style-name="T8">"¿Cómo demuestras esto sin que te tilden de loco?"</text:span></text:span></text:p>
      <text:p text:style-name="P23"/>
      <text:h text:style-name="P22" text:outline-level="3"><text:soft-page-break/><text:span text:style-name="Strong_20_Emphasis"><text:span text:style-name="T7">? 5. ¿Qué Explica SQE Mejor que el Modelo Estándar?</text:span></text:span></text:h>
      <text:list xml:id="list1187773734810349390" text:style-name="L7">
        <text:list-item>
          <text:p text:style-name="P16"><text:span text:style-name="Strong_20_Emphasis"><text:span text:style-name="T8">CMB sin inflación:</text:span></text:span></text:p>
          <text:list>
            <text:list-item>
              <text:p text:style-name="P9"><text:span text:style-name="Emphasis"><text:span text:style-name="T8">"Los patrones del CMB no son ecos de ondas acústicas, sino de modos de fase en la red φ."</text:span></text:span></text:p>
            </text:list-item>
          </text:list>
        </text:list-item>
        <text:list-item>
          <text:p text:style-name="P16"><text:span text:style-name="Strong_20_Emphasis"><text:span text:style-name="T8">Energía oscura innecesaria:</text:span></text:span></text:p>
          <text:list>
            <text:list-item>
              <text:p text:style-name="P9"><text:span text:style-name="Emphasis"><text:span text:style-name="T8">"La expansión acelerada es tensión residual de φ, no un fluido misterioso."</text:span></text:span></text:p>
            </text:list-item>
          </text:list>
        </text:list-item>
        <text:list-item>
          <text:p text:style-name="P16"><text:span text:style-name="Strong_20_Emphasis"><text:span text:style-name="T8">Constantes fundamentales emergentes:</text:span></text:span></text:p>
          <text:list>
            <text:list-item>
              <text:p text:style-name="P9"><text:span text:style-name="Emphasis"><text:span text:style-name="T8">"</text:span></text:span><text:span text:style-name="T8">c</text:span><text:span text:style-name="Emphasis"><text:span text:style-name="T8">, *h*, G no son fijas… son hábitos de la red φ."</text:span></text:span></text:p>
            </text:list-item>
          </text:list>
        </text:list-item>
      </text:list>
      <text:p text:style-name="P2"><text:span text:style-name="Strong_20_Emphasis"><text:span text:style-name="T8">Contraste:</text:span></text:span></text:p>
      <text:list xml:id="list8908574926778380786" text:style-name="L8">
        <text:list-item>
          <text:p text:style-name="P10"><text:span text:style-name="Strong_20_Emphasis"><text:span text:style-name="T8">Teoría estándar:</text:span></text:span><text:span text:style-name="T8"> </text:span><text:span text:style-name="Emphasis"><text:span text:style-name="T8">"Usa inflación, ΛCDM y materia oscura como parches."</text:span></text:span></text:p>
        </text:list-item>
        <text:list-item>
          <text:p text:style-name="P10"><text:span text:style-name="Strong_20_Emphasis"><text:span text:style-name="T8">SQE:</text:span></text:span><text:span text:style-name="T8"> </text:span><text:span text:style-name="Emphasis"><text:span text:style-name="T8">"Todo emerge de una sola red cuántica… pero aún no sabemos cómo probarlo."</text:span></text:span></text:p>
        </text:list-item>
      </text:list>
      <text:p text:style-name="P23"/>
      <text:h text:style-name="P22" text:outline-level="3"><text:span text:style-name="Strong_20_Emphasis"><text:span text:style-name="T7">? Retos Experimentales: ¿Cómo Demostrar SQE?</text:span></text:span></text:h>
      <text:list xml:id="list1883644056767007013" text:style-name="L9">
        <text:list-item>
          <text:p text:style-name="P17"><text:span text:style-name="Strong_20_Emphasis"><text:span text:style-name="T8">Buscar correlaciones no estándar en el CMB:</text:span></text:span></text:p>
          <text:list>
            <text:list-item>
              <text:p text:style-name="P11"><text:span text:style-name="Emphasis"><text:span text:style-name="T8">"Si los picos del espectro no coinciden con predicciones inflacionarias, SQE gana."</text:span></text:span></text:p>
            </text:list-item>
          </text:list>
        </text:list-item>
        <text:list-item>
          <text:p text:style-name="P17"><text:span text:style-name="Strong_20_Emphasis"><text:span text:style-name="T8">Medir variaciones en *c*, *h* o </text:span></text:span><text:span text:style-name="Strong_20_Emphasis"><text:span text:style-name="Emphasis"><text:span text:style-name="T8">G</text:span></text:span></text:span><text:span text:style-name="Strong_20_Emphasis"><text:span text:style-name="T8">:</text:span></text:span></text:p>
          <text:list>
            <text:list-item>
              <text:p text:style-name="P11"><text:span text:style-name="Emphasis"><text:span text:style-name="T8">"Si cambian con el tiempo, es porque φ se está reajustando."</text:span></text:span></text:p>
            </text:list-item>
          </text:list>
        </text:list-item>
        <text:list-item>
          <text:p text:style-name="P17"><text:span text:style-name="Strong_20_Emphasis"><text:span text:style-name="T8">Simular redes φ en laboratorio:</text:span></text:span></text:p>
          <text:list>
            <text:list-item>
              <text:p text:style-name="P11"><text:span text:style-name="Emphasis"><text:span text:style-name="T8">"Crear mini-universos en superconductores y ver si emergen leyes físicas."</text:span></text:span></text:p>
            </text:list-item>
          </text:list>
        </text:list-item>
      </text:list>
      <text:p text:style-name="P2"><text:span text:style-name="Strong_20_Emphasis"><text:span text:style-name="T8">Dificultad:</text:span></text:span><text:span text:style-name="T8"> </text:span><text:span text:style-name="Emphasis"><text:span text:style-name="T8">"Alta. Requiere nuevos experimentos… y valentía."</text:span></text:span></text:p>
      <text:p text:style-name="P23"/>
      <text:h text:style-name="P22" text:outline-level="3"><text:span text:style-name="Strong_20_Emphasis"><text:span text:style-name="T7">? Conclusión: ¿Revolución o Ciencia Ficción?</text:span></text:span></text:h>
      <text:list xml:id="list841365241413543301" text:style-name="L10">
        <text:list-item>
          <text:p text:style-name="P18"><text:span text:style-name="Strong_20_Emphasis"><text:span text:style-name="T8">Si SQE tiene razón:</text:span></text:span></text:p>
          <text:list>
            <text:list-item>
              <text:p text:style-name="P12"><text:span text:style-name="Emphasis"><text:span text:style-name="T8">"La inflación, la energía oscura y el Higgs serán vistos como aproximaciones de una teoría más profunda."</text:span></text:span></text:p>
            </text:list-item>
          </text:list>
        </text:list-item>
        <text:list-item>
          <text:p text:style-name="P18"><text:span text:style-name="Strong_20_Emphasis"><text:span text:style-name="T8">Si está equivocada:</text:span></text:span></text:p>
          <text:list>
            <text:list-item>
              <text:p text:style-name="P12"><text:span text:style-name="Emphasis"><text:span text:style-name="T8">"Seguirá siendo la metáfora más elegante para un universo relacional."</text:span></text:span></text:p>
            </text:list-item>
          </text:list>
        </text:list-item>
      </text:list>
      <text:p text:style-name="P2"><text:soft-page-break/><text:span text:style-name="Strong_20_Emphasis"><text:span text:style-name="T8">Mientras tanto… el CMB sigue ahí, esperando a que lo descifremos.</text:span></text:span></text:p>
      <text:p text:style-name="P23"/>
      <text:p text:style-name="P2"><text:span text:style-name="T8">? </text:span><text:span text:style-name="Strong_20_Emphasis"><text:span text:style-name="T8">¿Te gustó? Suscríbete a </text:span></text:span><text:span text:style-name="Strong_20_Emphasis"><text:span text:style-name="Emphasis"><text:span text:style-name="T8">"φ: El Podcast de la Red Cuántica Original"</text:span></text:span></text:span><text:span text:style-name="Strong_20_Emphasis"><text:span text:style-name="T8">.</text:span></text:span><text:span text:style-name="T8"><text:line-break/></text:span><text:span text:style-name="Emphasis"><text:span text:style-name="T8">(Porque el universo no es un objeto… es una conversación.)</text:span></text:span></text:p>
      <text:p text:style-name="P2"><text:span text:style-name="T8">? </text:span><text:span text:style-name="Strong_20_Emphasis"><text:span text:style-name="T8">Bonus: Frases para defender SQE en una conferencia:</text:span></text:span></text:p>
      <text:list xml:id="list7692897363149291486" text:style-name="L11">
        <text:list-item>
          <text:p text:style-name="P13"><text:span text:style-name="Emphasis"><text:span text:style-name="T8">"El Big Bang no fue una explosión… fue un ¡has sido eliminado del grupo! cósmico."</text:span></text:span></text:p>
        </text:list-item>
        <text:list-item>
          <text:p text:style-name="P13"><text:span text:style-name="Emphasis"><text:span text:style-name="T8">"La energía oscura es como cuando dejas un chat pero no te borran."</text:span></text:span></text:p>
        </text:list-item>
        <text:list-item>
          <text:p text:style-name="P13"><text:span text:style-name="Emphasis"><text:span text:style-name="T8">"El Higgs es solo el admin de un grupo cuántico."</text:span>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KaTeX Size3" svg:font-family="'KaTeX Size3'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3T22:52:52.36</meta:creation-date>
    <meta:document-statistic meta:table-count="1" meta:image-count="0" meta:object-count="0" meta:page-count="4" meta:paragraph-count="74" meta:word-count="688" meta:character-count="3929"/>
    <dc:date>2025-05-13T22:54:21.77</dc:date>
    <dc:creator>Lefuan </dc:creator>
    <meta:editing-duration>PT1M29S</meta:editing-duration>
    <meta:editing-cycles>1</meta:editing-cycles>
    <meta:generator>OpenOffice/4.1.15$Win32 OpenOffice.org_project/4115m2$Build-9813</meta:generator>
  </office:meta>
</office:document-meta>
</file>